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008" calcext:value-type="float">
            <text:p>126.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3984" calcext:value-type="float">
            <text:p>126.3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3608" calcext:value-type="float">
            <text:p>126.4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1792" calcext:value-type="float">
            <text:p>126.3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6968" calcext:value-type="float">
            <text:p>126.6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8952" calcext:value-type="float">
            <text:p>126.4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3168" calcext:value-type="float">
            <text:p>126.6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628" calcext:value-type="float">
            <text:p>126.4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3712" calcext:value-type="float">
            <text:p>126.4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9056" calcext:value-type="float">
            <text:p>126.5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4568" calcext:value-type="float">
            <text:p>126.4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384" calcext:value-type="float">
            <text:p>126.5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7992" calcext:value-type="float">
            <text:p>126.4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9704" calcext:value-type="float">
            <text:p>126.4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0768" calcext:value-type="float">
            <text:p>126.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2856" calcext:value-type="float">
            <text:p>126.4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1896" calcext:value-type="float">
            <text:p>126.4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3232" calcext:value-type="float">
            <text:p>126.4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6176" calcext:value-type="float">
            <text:p>126.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7992" calcext:value-type="float">
            <text:p>126.4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4464" calcext:value-type="float">
            <text:p>126.3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7616" calcext:value-type="float">
            <text:p>126.4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4088" calcext:value-type="float">
            <text:p>126.4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6008" calcext:value-type="float">
            <text:p>126.5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0224" calcext:value-type="float">
            <text:p>126.7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2104" calcext:value-type="float">
            <text:p>126.5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06" calcext:value-type="float">
            <text:p>126.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2792" calcext:value-type="float">
            <text:p>126.7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916" calcext:value-type="float">
            <text:p>126.6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0496" calcext:value-type="float">
            <text:p>126.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672" calcext:value-type="float">
            <text:p>126.5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244" calcext:value-type="float">
            <text:p>126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9392" calcext:value-type="float">
            <text:p>126.1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2064" calcext:value-type="float">
            <text:p>126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7576" calcext:value-type="float">
            <text:p>126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4528" calcext:value-type="float">
            <text:p>126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1376" calcext:value-type="float">
            <text:p>126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5864" calcext:value-type="float">
            <text:p>126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8976" calcext:value-type="float">
            <text:p>125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9248" calcext:value-type="float">
            <text:p>125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1544" calcext:value-type="float">
            <text:p>125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4488" calcext:value-type="float">
            <text:p>125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0688" calcext:value-type="float">
            <text:p>125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1544" calcext:value-type="float">
            <text:p>125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1232" calcext:value-type="float">
            <text:p>125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0376" calcext:value-type="float">
            <text:p>125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5408" calcext:value-type="float">
            <text:p>125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3696" calcext:value-type="float">
            <text:p>125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3904" calcext:value-type="float">
            <text:p>125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1608" calcext:value-type="float">
            <text:p>125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0856" calcext:value-type="float">
            <text:p>125.7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2256" calcext:value-type="float">
            <text:p>125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4344" calcext:value-type="float">
            <text:p>125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092" calcext:value-type="float">
            <text:p>125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1984" calcext:value-type="float">
            <text:p>125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6264" calcext:value-type="float">
            <text:p>125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236" calcext:value-type="float">
            <text:p>125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4488" calcext:value-type="float">
            <text:p>125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8496" calcext:value-type="float">
            <text:p>125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9456" calcext:value-type="float">
            <text:p>125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2608" calcext:value-type="float">
            <text:p>126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3088" calcext:value-type="float">
            <text:p>126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9936" calcext:value-type="float">
            <text:p>125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2232" calcext:value-type="float">
            <text:p>126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592" calcext:value-type="float">
            <text:p>125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2296" calcext:value-type="float">
            <text:p>125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1544" calcext:value-type="float">
            <text:p>125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5408" calcext:value-type="float">
            <text:p>125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1128" calcext:value-type="float">
            <text:p>125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3216" calcext:value-type="float">
            <text:p>125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1128" calcext:value-type="float">
            <text:p>125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1672" calcext:value-type="float">
            <text:p>125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7872" calcext:value-type="float">
            <text:p>125.4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5408" calcext:value-type="float">
            <text:p>125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8456" calcext:value-type="float">
            <text:p>125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2632" calcext:value-type="float">
            <text:p>125.4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8352" calcext:value-type="float">
            <text:p>125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6264" calcext:value-type="float">
            <text:p>125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6536" calcext:value-type="float">
            <text:p>125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8352" calcext:value-type="float">
            <text:p>125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236" calcext:value-type="float">
            <text:p>125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1984" calcext:value-type="float">
            <text:p>125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0752" calcext:value-type="float">
            <text:p>125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2944" calcext:value-type="float">
            <text:p>125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592" calcext:value-type="float">
            <text:p>125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3632" calcext:value-type="float">
            <text:p>125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2984" calcext:value-type="float">
            <text:p>125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0584" calcext:value-type="float">
            <text:p>125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1168" calcext:value-type="float">
            <text:p>125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7224" calcext:value-type="float">
            <text:p>125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4824" calcext:value-type="float">
            <text:p>125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9352" calcext:value-type="float">
            <text:p>125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0856" calcext:value-type="float">
            <text:p>125.7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7912" calcext:value-type="float">
            <text:p>125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9248" calcext:value-type="float">
            <text:p>125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6576" calcext:value-type="float">
            <text:p>125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5824" calcext:value-type="float">
            <text:p>125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2672" calcext:value-type="float">
            <text:p>125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3632" calcext:value-type="float">
            <text:p>125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3256" calcext:value-type="float">
            <text:p>125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9352" calcext:value-type="float">
            <text:p>125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2568" calcext:value-type="float">
            <text:p>125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5992" calcext:value-type="float">
            <text:p>125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4488" calcext:value-type="float">
            <text:p>125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3968" calcext:value-type="float">
            <text:p>125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7016" calcext:value-type="float">
            <text:p>125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7808" calcext:value-type="float">
            <text:p>125.7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7704" calcext:value-type="float">
            <text:p>125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4176" calcext:value-type="float">
            <text:p>125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4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4696" calcext:value-type="float">
            <text:p>125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8288" calcext:value-type="float">
            <text:p>125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4968" calcext:value-type="float">
            <text:p>125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2024" calcext:value-type="float">
            <text:p>125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1336" calcext:value-type="float">
            <text:p>125.7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7016" calcext:value-type="float">
            <text:p>125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8712" calcext:value-type="float">
            <text:p>124.5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6416" calcext:value-type="float">
            <text:p>124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4224" calcext:value-type="float">
            <text:p>124.4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6312" calcext:value-type="float">
            <text:p>124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2032" calcext:value-type="float">
            <text:p>124.4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2576" calcext:value-type="float">
            <text:p>124.2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6208" calcext:value-type="float">
            <text:p>124.3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9568" calcext:value-type="float">
            <text:p>124.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3744" calcext:value-type="float">
            <text:p>124.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3992" calcext:value-type="float">
            <text:p>124.9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8168" calcext:value-type="float">
            <text:p>124.7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3576" calcext:value-type="float">
            <text:p>124.6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8336" calcext:value-type="float">
            <text:p>124.6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7792" calcext:value-type="float">
            <text:p>124.8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9128" calcext:value-type="float">
            <text:p>124.8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276" calcext:value-type="float">
            <text:p>124.9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2552" calcext:value-type="float">
            <text:p>124.8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9232" calcext:value-type="float">
            <text:p>124.9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2552" calcext:value-type="float">
            <text:p>124.8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918" calcext:value-type="float">
            <text:p>124.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8272" calcext:value-type="float">
            <text:p>124.8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0568" calcext:value-type="float">
            <text:p>124.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9192" calcext:value-type="float">
            <text:p>124.5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6104" calcext:value-type="float">
            <text:p>124.2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9152" calcext:value-type="float">
            <text:p>124.2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3952" calcext:value-type="float">
            <text:p>124.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3096" calcext:value-type="float">
            <text:p>124.5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2616" calcext:value-type="float">
            <text:p>124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0152" calcext:value-type="float">
            <text:p>124.6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7856" calcext:value-type="float">
            <text:p>124.5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2928" calcext:value-type="float">
            <text:p>124.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9296" calcext:value-type="float">
            <text:p>124.6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036" calcext:value-type="float">
            <text:p>124.8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1488" calcext:value-type="float">
            <text:p>124.6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94" calcext:value-type="float">
            <text:p>124.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0568" calcext:value-type="float">
            <text:p>124.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0464" calcext:value-type="float">
            <text:p>124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3472" calcext:value-type="float">
            <text:p>124.5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9568" calcext:value-type="float">
            <text:p>124.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2344" calcext:value-type="float">
            <text:p>124.6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9192" calcext:value-type="float">
            <text:p>124.5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5976" calcext:value-type="float">
            <text:p>124.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9504" calcext:value-type="float">
            <text:p>124.8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8856" calcext:value-type="float">
            <text:p>124.9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5096" calcext:value-type="float">
            <text:p>125.3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8896" calcext:value-type="float">
            <text:p>125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852" calcext:value-type="float">
            <text:p>125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5032" calcext:value-type="float">
            <text:p>125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284" calcext:value-type="float">
            <text:p>125.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3968" calcext:value-type="float">
            <text:p>125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6808" calcext:value-type="float">
            <text:p>125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7288" calcext:value-type="float">
            <text:p>125.3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4176" calcext:value-type="float">
            <text:p>125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948" calcext:value-type="float">
            <text:p>125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8936" calcext:value-type="float">
            <text:p>125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9" calcext:value-type="float">
            <text:p>125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9688" calcext:value-type="float">
            <text:p>125.5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2736" calcext:value-type="float">
            <text:p>125.5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6096" calcext:value-type="float">
            <text:p>125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9312" calcext:value-type="float">
            <text:p>125.5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0064" calcext:value-type="float">
            <text:p>125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3696" calcext:value-type="float">
            <text:p>125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1168" calcext:value-type="float">
            <text:p>125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5656" calcext:value-type="float">
            <text:p>126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8328" calcext:value-type="float">
            <text:p>126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6176" calcext:value-type="float">
            <text:p>126.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0832" calcext:value-type="float">
            <text:p>126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2816" calcext:value-type="float">
            <text:p>126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9288" calcext:value-type="float">
            <text:p>126.1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9392" calcext:value-type="float">
            <text:p>126.1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3024" calcext:value-type="float">
            <text:p>126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9224" calcext:value-type="float">
            <text:p>126.3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4776" calcext:value-type="float">
            <text:p>126.6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628" calcext:value-type="float">
            <text:p>126.4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8496" calcext:value-type="float">
            <text:p>125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2232" calcext:value-type="float">
            <text:p>126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6136" calcext:value-type="float">
            <text:p>126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4488" calcext:value-type="float">
            <text:p>125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9352" calcext:value-type="float">
            <text:p>125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1272" calcext:value-type="float">
            <text:p>126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3464" calcext:value-type="float">
            <text:p>126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0896" calcext:value-type="float">
            <text:p>126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2608" calcext:value-type="float">
            <text:p>126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4072" calcext:value-type="float">
            <text:p>125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6536" calcext:value-type="float">
            <text:p>125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4928" calcext:value-type="float">
            <text:p>125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8456" calcext:value-type="float">
            <text:p>125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9896" calcext:value-type="float">
            <text:p>125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2672" calcext:value-type="float">
            <text:p>125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5808" calcext:value-type="float">
            <text:p>124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5808" calcext:value-type="float">
            <text:p>124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9128" calcext:value-type="float">
            <text:p>124.8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2656" calcext:value-type="float">
            <text:p>124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4264" calcext:value-type="float">
            <text:p>124.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2616" calcext:value-type="float">
            <text:p>124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9568" calcext:value-type="float">
            <text:p>124.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9672" calcext:value-type="float">
            <text:p>124.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0632" calcext:value-type="float">
            <text:p>124.6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6184" calcext:value-type="float">
            <text:p>124.9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2824" calcext:value-type="float">
            <text:p>124.7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5936" calcext:value-type="float">
            <text:p>124.4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4224" calcext:value-type="float">
            <text:p>124.4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9296" calcext:value-type="float">
            <text:p>124.6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8672" calcext:value-type="float">
            <text:p>124.2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0968" calcext:value-type="float">
            <text:p>124.3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6312" calcext:value-type="float">
            <text:p>124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4184" calcext:value-type="float">
            <text:p>124.1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8464" calcext:value-type="float">
            <text:p>124.1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2848" calcext:value-type="float">
            <text:p>124.1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3496" calcext:value-type="float">
            <text:p>123.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9112" calcext:value-type="float">
            <text:p>123.9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7504" calcext:value-type="float">
            <text:p>124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3184" calcext:value-type="float">
            <text:p>123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6816" calcext:value-type="float">
            <text:p>123.8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4896" calcext:value-type="float">
            <text:p>123.7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4792" calcext:value-type="float">
            <text:p>123.6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6128" calcext:value-type="float">
            <text:p>123.7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4312" calcext:value-type="float">
            <text:p>123.6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2976" calcext:value-type="float">
            <text:p>123.6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3456" calcext:value-type="float">
            <text:p>123.6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8864" calcext:value-type="float">
            <text:p>123.4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8488" calcext:value-type="float">
            <text:p>123.5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3936" calcext:value-type="float">
            <text:p>123.6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5816" calcext:value-type="float">
            <text:p>123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116" calcext:value-type="float">
            <text:p>123.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5376" calcext:value-type="float">
            <text:p>123.7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5856" calcext:value-type="float">
            <text:p>123.8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1952" calcext:value-type="float">
            <text:p>123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5" calcext:value-type="float">
            <text:p>123.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4728" calcext:value-type="float">
            <text:p>123.9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2472" calcext:value-type="float">
            <text:p>124.1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5896" calcext:value-type="float">
            <text:p>124.1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1952" calcext:value-type="float">
            <text:p>123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1576" calcext:value-type="float">
            <text:p>123.8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3768" calcext:value-type="float">
            <text:p>123.8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6984" calcext:value-type="float">
            <text:p>123.6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9448" calcext:value-type="float">
            <text:p>123.5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0784" calcext:value-type="float">
            <text:p>123.6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212" calcext:value-type="float">
            <text:p>123.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0408" calcext:value-type="float">
            <text:p>123.6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5" calcext:value-type="float">
            <text:p>123.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3664" calcext:value-type="float">
            <text:p>123.8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3288" calcext:value-type="float">
            <text:p>123.8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5584" calcext:value-type="float">
            <text:p>123.9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9072" calcext:value-type="float">
            <text:p>123.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8384" calcext:value-type="float">
            <text:p>123.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9784" calcext:value-type="float">
            <text:p>123.2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068" calcext:value-type="float">
            <text:p>123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9176" calcext:value-type="float">
            <text:p>123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7048" calcext:value-type="float">
            <text:p>123.4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1744" calcext:value-type="float">
            <text:p>123.6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696" calcext:value-type="float">
            <text:p>123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4144" calcext:value-type="float">
            <text:p>123.8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9072" calcext:value-type="float">
            <text:p>123.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9864" calcext:value-type="float">
            <text:p>123.8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0784" calcext:value-type="float">
            <text:p>123.6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3728" calcext:value-type="float">
            <text:p>123.5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6984" calcext:value-type="float">
            <text:p>123.6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9864" calcext:value-type="float">
            <text:p>123.8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9968" calcext:value-type="float">
            <text:p>123.9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3184" calcext:value-type="float">
            <text:p>123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7504" calcext:value-type="float">
            <text:p>124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408" calcext:value-type="float">
            <text:p>124.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3976" calcext:value-type="float">
            <text:p>124.0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5816" calcext:value-type="float">
            <text:p>123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5128" calcext:value-type="float">
            <text:p>123.3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4752" calcext:value-type="float">
            <text:p>123.3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1704" calcext:value-type="float">
            <text:p>123.3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6152" calcext:value-type="float">
            <text:p>123.1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1224" calcext:value-type="float">
            <text:p>123.3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4752" calcext:value-type="float">
            <text:p>123.3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7528" calcext:value-type="float">
            <text:p>123.4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2768" calcext:value-type="float">
            <text:p>123.4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116" calcext:value-type="float">
            <text:p>123.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2912" calcext:value-type="float">
            <text:p>123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8112" calcext:value-type="float">
            <text:p>123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5232" calcext:value-type="float">
            <text:p>123.3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54" calcext:value-type="float">
            <text:p>123.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1392" calcext:value-type="float">
            <text:p>123.1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6256" calcext:value-type="float">
            <text:p>123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3688" calcext:value-type="float">
            <text:p>123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7216" calcext:value-type="float">
            <text:p>123.2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2456" calcext:value-type="float">
            <text:p>123.2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6736" calcext:value-type="float">
            <text:p>123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5128" calcext:value-type="float">
            <text:p>123.3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4376" calcext:value-type="float">
            <text:p>123.4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5336" calcext:value-type="float">
            <text:p>123.4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5816" calcext:value-type="float">
            <text:p>123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3248" calcext:value-type="float">
            <text:p>123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068" calcext:value-type="float">
            <text:p>123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9512" calcext:value-type="float">
            <text:p>123.3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2832" calcext:value-type="float">
            <text:p>123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684" calcext:value-type="float">
            <text:p>123.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3416" calcext:value-type="float">
            <text:p>123.3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2456" calcext:value-type="float">
            <text:p>123.2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8112" calcext:value-type="float">
            <text:p>123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1224" calcext:value-type="float">
            <text:p>123.3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7528" calcext:value-type="float">
            <text:p>123.4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7736" calcext:value-type="float">
            <text:p>123.6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5544" calcext:value-type="float">
            <text:p>123.6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0784" calcext:value-type="float">
            <text:p>123.6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6336" calcext:value-type="float">
            <text:p>123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7608" calcext:value-type="float">
            <text:p>124.1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3016" calcext:value-type="float">
            <text:p>123.9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4288" calcext:value-type="float">
            <text:p>124.2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1032" calcext:value-type="float">
            <text:p>124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508" calcext:value-type="float">
            <text:p>124.4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032" calcext:value-type="float">
            <text:p>124.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4704" calcext:value-type="float">
            <text:p>124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0072" calcext:value-type="float">
            <text:p>124.0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6712" calcext:value-type="float">
            <text:p>123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9656" calcext:value-type="float">
            <text:p>123.7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7944" calcext:value-type="float">
            <text:p>123.7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6064" calcext:value-type="float">
            <text:p>123.9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6336" calcext:value-type="float">
            <text:p>123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9112" calcext:value-type="float">
            <text:p>123.9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9112" calcext:value-type="float">
            <text:p>123.9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788" calcext:value-type="float">
            <text:p>124.0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7024" calcext:value-type="float">
            <text:p>124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48" calcext:value-type="float">
            <text:p>123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6064" calcext:value-type="float">
            <text:p>123.9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3496" calcext:value-type="float">
            <text:p>123.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8944" calcext:value-type="float">
            <text:p>124.1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7024" calcext:value-type="float">
            <text:p>124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6856" calcext:value-type="float">
            <text:p>124.1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7336" calcext:value-type="float">
            <text:p>124.2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8024" calcext:value-type="float">
            <text:p>124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1344" calcext:value-type="float">
            <text:p>124.2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2784" calcext:value-type="float">
            <text:p>124.3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9464" calcext:value-type="float">
            <text:p>124.4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9464" calcext:value-type="float">
            <text:p>124.4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7272" calcext:value-type="float">
            <text:p>124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9672" calcext:value-type="float">
            <text:p>124.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0632" calcext:value-type="float">
            <text:p>124.6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3096" calcext:value-type="float">
            <text:p>124.5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2032" calcext:value-type="float">
            <text:p>124.4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9568" calcext:value-type="float">
            <text:p>124.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3744" calcext:value-type="float">
            <text:p>124.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5288" calcext:value-type="float">
            <text:p>124.6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5184" calcext:value-type="float">
            <text:p>124.5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2992" calcext:value-type="float">
            <text:p>124.5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8712" calcext:value-type="float">
            <text:p>124.5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0528" calcext:value-type="float">
            <text:p>124.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936" calcext:value-type="float">
            <text:p>124.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0632" calcext:value-type="float">
            <text:p>124.6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2616" calcext:value-type="float">
            <text:p>124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1592" calcext:value-type="float">
            <text:p>124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5976" calcext:value-type="float">
            <text:p>124.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3992" calcext:value-type="float">
            <text:p>124.9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2552" calcext:value-type="float">
            <text:p>124.8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5784" calcext:value-type="float">
            <text:p>125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7184" calcext:value-type="float">
            <text:p>125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7704" calcext:value-type="float">
            <text:p>125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428" calcext:value-type="float">
            <text:p>125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5552" calcext:value-type="float">
            <text:p>125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8224" calcext:value-type="float">
            <text:p>125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0208" calcext:value-type="float">
            <text:p>125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0896" calcext:value-type="float">
            <text:p>126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004" calcext:value-type="float">
            <text:p>126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8976" calcext:value-type="float">
            <text:p>125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5072" calcext:value-type="float">
            <text:p>125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4528" calcext:value-type="float">
            <text:p>126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0144" calcext:value-type="float">
            <text:p>126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5488" calcext:value-type="float">
            <text:p>126.2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4736" calcext:value-type="float">
            <text:p>126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6448" calcext:value-type="float">
            <text:p>126.2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6928" calcext:value-type="float">
            <text:p>126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196" calcext:value-type="float">
            <text:p>126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292" calcext:value-type="float">
            <text:p>126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3608" calcext:value-type="float">
            <text:p>126.4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4528" calcext:value-type="float">
            <text:p>126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5864" calcext:value-type="float">
            <text:p>126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3128" calcext:value-type="float">
            <text:p>126.3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628" calcext:value-type="float">
            <text:p>126.4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5632" calcext:value-type="float">
            <text:p>126.5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9744" calcext:value-type="float">
            <text:p>126.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7072" calcext:value-type="float">
            <text:p>126.6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2896" calcext:value-type="float">
            <text:p>126.8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8136" calcext:value-type="float">
            <text:p>126.8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8888" calcext:value-type="float">
            <text:p>126.7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6216" calcext:value-type="float">
            <text:p>126.6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7592" calcext:value-type="float">
            <text:p>127.0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8888" calcext:value-type="float">
            <text:p>126.7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0016" calcext:value-type="float">
            <text:p>126.6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06" calcext:value-type="float">
            <text:p>126.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2896" calcext:value-type="float">
            <text:p>126.8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2312" calcext:value-type="float">
            <text:p>126.7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6528" calcext:value-type="float">
            <text:p>126.9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5904" calcext:value-type="float">
            <text:p>126.4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0976" calcext:value-type="float">
            <text:p>126.6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6928" calcext:value-type="float">
            <text:p>126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7784" calcext:value-type="float">
            <text:p>126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9912" calcext:value-type="float">
            <text:p>126.5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4696" calcext:value-type="float">
            <text:p>125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2464" calcext:value-type="float">
            <text:p>125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5344" calcext:value-type="float">
            <text:p>125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7872" calcext:value-type="float">
            <text:p>125.4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9064" calcext:value-type="float">
            <text:p>125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0528" calcext:value-type="float">
            <text:p>124.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4432" calcext:value-type="float">
            <text:p>124.6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5664" calcext:value-type="float">
            <text:p>124.5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0736" calcext:value-type="float">
            <text:p>124.7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5832" calcext:value-type="float">
            <text:p>124.3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1072" calcext:value-type="float">
            <text:p>124.4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8336" calcext:value-type="float">
            <text:p>124.6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8776" calcext:value-type="float">
            <text:p>124.3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0112" calcext:value-type="float">
            <text:p>124.3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2344" calcext:value-type="float">
            <text:p>124.6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8336" calcext:value-type="float">
            <text:p>124.6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864" calcext:value-type="float">
            <text:p>124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6624" calcext:value-type="float">
            <text:p>124.6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0152" calcext:value-type="float">
            <text:p>124.6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4056" calcext:value-type="float">
            <text:p>124.6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7104" calcext:value-type="float">
            <text:p>124.6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3848" calcext:value-type="float">
            <text:p>124.5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1448" calcext:value-type="float">
            <text:p>124.3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936" calcext:value-type="float">
            <text:p>124.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3744" calcext:value-type="float">
            <text:p>124.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7544" calcext:value-type="float">
            <text:p>124.3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9088" calcext:value-type="float">
            <text:p>124.5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3952" calcext:value-type="float">
            <text:p>124.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1448" calcext:value-type="float">
            <text:p>124.3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4976" calcext:value-type="float">
            <text:p>124.3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9672" calcext:value-type="float">
            <text:p>124.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9984" calcext:value-type="float">
            <text:p>124.8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3992" calcext:value-type="float">
            <text:p>124.9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918" calcext:value-type="float">
            <text:p>124.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3992" calcext:value-type="float">
            <text:p>124.9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3616" calcext:value-type="float">
            <text:p>124.9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1968" calcext:value-type="float">
            <text:p>124.7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4224" calcext:value-type="float">
            <text:p>124.4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9088" calcext:value-type="float">
            <text:p>124.5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5976" calcext:value-type="float">
            <text:p>124.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8352" calcext:value-type="float">
            <text:p>125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4992" calcext:value-type="float">
            <text:p>125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7184" calcext:value-type="float">
            <text:p>125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9" calcext:value-type="float">
            <text:p>125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1088" calcext:value-type="float">
            <text:p>125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044" calcext:value-type="float">
            <text:p>125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1776" calcext:value-type="float">
            <text:p>125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8144" calcext:value-type="float">
            <text:p>125.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4328" calcext:value-type="float">
            <text:p>124.5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316" calcext:value-type="float">
            <text:p>124.3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9256" calcext:value-type="float">
            <text:p>124.3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7272" calcext:value-type="float">
            <text:p>124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46" calcext:value-type="float">
            <text:p>124.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8608" calcext:value-type="float">
            <text:p>124.4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4624" calcext:value-type="float">
            <text:p>123.8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8256" calcext:value-type="float">
            <text:p>123.9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9592" calcext:value-type="float">
            <text:p>123.9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9592" calcext:value-type="float">
            <text:p>123.9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2536" calcext:value-type="float">
            <text:p>123.9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3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1448" calcext:value-type="float">
            <text:p>124.3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8256" calcext:value-type="float">
            <text:p>123.9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3768" calcext:value-type="float">
            <text:p>123.8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8632" calcext:value-type="float">
            <text:p>123.9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2176" calcext:value-type="float">
            <text:p>124.8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6664" calcext:value-type="float">
            <text:p>124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6664" calcext:value-type="float">
            <text:p>124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236" calcext:value-type="float">
            <text:p>125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5304" calcext:value-type="float">
            <text:p>125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5096" calcext:value-type="float">
            <text:p>125.3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9832" calcext:value-type="float">
            <text:p>125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4968" calcext:value-type="float">
            <text:p>125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3152" calcext:value-type="float">
            <text:p>125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1168" calcext:value-type="float">
            <text:p>125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8288" calcext:value-type="float">
            <text:p>125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3152" calcext:value-type="float">
            <text:p>125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9896" calcext:value-type="float">
            <text:p>125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7328" calcext:value-type="float">
            <text:p>125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3216" calcext:value-type="float">
            <text:p>125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236" calcext:value-type="float">
            <text:p>125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8248" calcext:value-type="float">
            <text:p>125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4824" calcext:value-type="float">
            <text:p>125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2048" calcext:value-type="float">
            <text:p>125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8248" calcext:value-type="float">
            <text:p>125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4824" calcext:value-type="float">
            <text:p>125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6136" calcext:value-type="float">
            <text:p>126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8776" calcext:value-type="float">
            <text:p>124.3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9488" calcext:value-type="float">
            <text:p>123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1952" calcext:value-type="float">
            <text:p>123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356" calcext:value-type="float">
            <text:p>123.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5752" calcext:value-type="float">
            <text:p>123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1472" calcext:value-type="float">
            <text:p>123.7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74" calcext:value-type="float">
            <text:p>123.9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5376" calcext:value-type="float">
            <text:p>123.7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308" calcext:value-type="float">
            <text:p>123.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1368" calcext:value-type="float">
            <text:p>123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6712" calcext:value-type="float">
            <text:p>123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2744" calcext:value-type="float">
            <text:p>124.0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5792" calcext:value-type="float">
            <text:p>124.0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9216" calcext:value-type="float">
            <text:p>124.0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1408" calcext:value-type="float">
            <text:p>124.0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1136" calcext:value-type="float">
            <text:p>124.1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4768" calcext:value-type="float">
            <text:p>124.2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3536" calcext:value-type="float">
            <text:p>124.3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9256" calcext:value-type="float">
            <text:p>124.3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412" calcext:value-type="float">
            <text:p>124.4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4872" calcext:value-type="float">
            <text:p>124.3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4432" calcext:value-type="float">
            <text:p>124.6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2344" calcext:value-type="float">
            <text:p>124.6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1904" calcext:value-type="float">
            <text:p>124.9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5472" calcext:value-type="float">
            <text:p>125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852" calcext:value-type="float">
            <text:p>125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0984" calcext:value-type="float">
            <text:p>125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4032" calcext:value-type="float">
            <text:p>125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1024" calcext:value-type="float">
            <text:p>125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8936" calcext:value-type="float">
            <text:p>125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0752" calcext:value-type="float">
            <text:p>125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428" calcext:value-type="float">
            <text:p>125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5656" calcext:value-type="float">
            <text:p>126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9832" calcext:value-type="float">
            <text:p>125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86" calcext:value-type="float">
            <text:p>125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0392" calcext:value-type="float">
            <text:p>126.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176" calcext:value-type="float">
            <text:p>128.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9632" calcext:value-type="float">
            <text:p>128.1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3024" calcext:value-type="float">
            <text:p>126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7472" calcext:value-type="float">
            <text:p>126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7784" calcext:value-type="float">
            <text:p>126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4736" calcext:value-type="float">
            <text:p>126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5112" calcext:value-type="float">
            <text:p>126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9392" calcext:value-type="float">
            <text:p>126.1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9016" calcext:value-type="float">
            <text:p>126.2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244" calcext:value-type="float">
            <text:p>126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9016" calcext:value-type="float">
            <text:p>126.2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5448" calcext:value-type="float">
            <text:p>125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5072" calcext:value-type="float">
            <text:p>125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2192" calcext:value-type="float">
            <text:p>125.7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2464" calcext:value-type="float">
            <text:p>125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5992" calcext:value-type="float">
            <text:p>125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2672" calcext:value-type="float">
            <text:p>125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3424" calcext:value-type="float">
            <text:p>125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4696" calcext:value-type="float">
            <text:p>125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5656" calcext:value-type="float">
            <text:p>126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8976" calcext:value-type="float">
            <text:p>125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5448" calcext:value-type="float">
            <text:p>125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0688" calcext:value-type="float">
            <text:p>125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2024" calcext:value-type="float">
            <text:p>125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4488" calcext:value-type="float">
            <text:p>125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5072" calcext:value-type="float">
            <text:p>125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6032" calcext:value-type="float">
            <text:p>125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3152" calcext:value-type="float">
            <text:p>125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2776" calcext:value-type="float">
            <text:p>125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6888" calcext:value-type="float">
            <text:p>125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0872" calcext:value-type="float">
            <text:p>126.6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8784" calcext:value-type="float">
            <text:p>126.6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0328" calcext:value-type="float">
            <text:p>126.8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2416" calcext:value-type="float">
            <text:p>126.7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8136" calcext:value-type="float">
            <text:p>126.8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9616" calcext:value-type="float">
            <text:p>127.2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5944" calcext:value-type="float">
            <text:p>126.8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6968" calcext:value-type="float">
            <text:p>126.6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2416" calcext:value-type="float">
            <text:p>126.7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3504" calcext:value-type="float">
            <text:p>126.3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6552" calcext:value-type="float">
            <text:p>126.3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3984" calcext:value-type="float">
            <text:p>126.3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8848" calcext:value-type="float">
            <text:p>126.4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5696" calcext:value-type="float">
            <text:p>126.3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8368" calcext:value-type="float">
            <text:p>126.3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2648" calcext:value-type="float">
            <text:p>126.3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6176" calcext:value-type="float">
            <text:p>126.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7952" calcext:value-type="float">
            <text:p>126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2984" calcext:value-type="float">
            <text:p>125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0248" calcext:value-type="float">
            <text:p>126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3712" calcext:value-type="float">
            <text:p>126.4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9496" calcext:value-type="float">
            <text:p>126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5488" calcext:value-type="float">
            <text:p>126.2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5448" calcext:value-type="float">
            <text:p>125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7912" calcext:value-type="float">
            <text:p>125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6848" calcext:value-type="float">
            <text:p>125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2464" calcext:value-type="float">
            <text:p>125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1608" calcext:value-type="float">
            <text:p>125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6264" calcext:value-type="float">
            <text:p>125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5952" calcext:value-type="float">
            <text:p>125.3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1424" calcext:value-type="float">
            <text:p>124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5872" calcext:value-type="float">
            <text:p>124.7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4056" calcext:value-type="float">
            <text:p>124.6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5872" calcext:value-type="float">
            <text:p>124.7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2448" calcext:value-type="float">
            <text:p>124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7104" calcext:value-type="float">
            <text:p>124.6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8712" calcext:value-type="float">
            <text:p>124.5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7752" calcext:value-type="float">
            <text:p>124.5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0528" calcext:value-type="float">
            <text:p>124.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7752" calcext:value-type="float">
            <text:p>124.5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8232" calcext:value-type="float">
            <text:p>124.5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1072" calcext:value-type="float">
            <text:p>124.4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2368" calcext:value-type="float">
            <text:p>124.1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3704" calcext:value-type="float">
            <text:p>124.1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7984" calcext:value-type="float">
            <text:p>124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74" calcext:value-type="float">
            <text:p>123.9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1784" calcext:value-type="float">
            <text:p>124.0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0448" calcext:value-type="float">
            <text:p>123.9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7736" calcext:value-type="float">
            <text:p>123.6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212" calcext:value-type="float">
            <text:p>123.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5752" calcext:value-type="float">
            <text:p>123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6128" calcext:value-type="float">
            <text:p>123.7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0512" calcext:value-type="float">
            <text:p>123.7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6232" calcext:value-type="float">
            <text:p>123.7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1432" calcext:value-type="float">
            <text:p>123.4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3248" calcext:value-type="float">
            <text:p>123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1536" calcext:value-type="float">
            <text:p>123.5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5648" calcext:value-type="float">
            <text:p>123.6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6128" calcext:value-type="float">
            <text:p>123.7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8488" calcext:value-type="float">
            <text:p>123.5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592" calcext:value-type="float">
            <text:p>123.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356" calcext:value-type="float">
            <text:p>123.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4688" calcext:value-type="float">
            <text:p>123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5168" calcext:value-type="float">
            <text:p>123.6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5544" calcext:value-type="float">
            <text:p>123.6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1056" calcext:value-type="float">
            <text:p>123.5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8488" calcext:value-type="float">
            <text:p>123.5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636" calcext:value-type="float">
            <text:p>123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9096" calcext:value-type="float">
            <text:p>123.0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8784" calcext:value-type="float">
            <text:p>122.8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676" calcext:value-type="float">
            <text:p>122.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9368" calcext:value-type="float">
            <text:p>122.9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3504" calcext:value-type="float">
            <text:p>122.5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6176" calcext:value-type="float">
            <text:p>122.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1584" calcext:value-type="float">
            <text:p>122.4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3672" calcext:value-type="float">
            <text:p>122.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196" calcext:value-type="float">
            <text:p>122.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1584" calcext:value-type="float">
            <text:p>122.4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9288" calcext:value-type="float">
            <text:p>122.3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9664" calcext:value-type="float">
            <text:p>122.2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7744" calcext:value-type="float">
            <text:p>122.1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9832" calcext:value-type="float">
            <text:p>122.0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9184" calcext:value-type="float">
            <text:p>122.2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4968" calcext:value-type="float">
            <text:p>122.0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5216" calcext:value-type="float">
            <text:p>122.5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0312" calcext:value-type="float">
            <text:p>122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7264" calcext:value-type="float">
            <text:p>122.1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288" calcext:value-type="float">
            <text:p>122.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6784" calcext:value-type="float">
            <text:p>122.0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812" calcext:value-type="float">
            <text:p>122.1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4904" calcext:value-type="float">
            <text:p>122.2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6752" calcext:value-type="float">
            <text:p>124.1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1888" calcext:value-type="float">
            <text:p>124.0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4352" calcext:value-type="float">
            <text:p>123.9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3936" calcext:value-type="float">
            <text:p>123.6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4216" calcext:value-type="float">
            <text:p>122.1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0856" calcext:value-type="float">
            <text:p>121.9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432" calcext:value-type="float">
            <text:p>121.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2504" calcext:value-type="float">
            <text:p>122.1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86" calcext:value-type="float">
            <text:p>122.1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956" calcext:value-type="float">
            <text:p>122.2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8704" calcext:value-type="float">
            <text:p>122.2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9288" calcext:value-type="float">
            <text:p>122.3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4048" calcext:value-type="float">
            <text:p>122.3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9728" calcext:value-type="float">
            <text:p>122.0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6304" calcext:value-type="float">
            <text:p>122.0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2984" calcext:value-type="float">
            <text:p>122.1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2336" calcext:value-type="float">
            <text:p>122.3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3736" calcext:value-type="float">
            <text:p>122.0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8496" calcext:value-type="float">
            <text:p>122.0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2776" calcext:value-type="float">
            <text:p>122.0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656" calcext:value-type="float">
            <text:p>122.2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2064" calcext:value-type="float">
            <text:p>122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4968" calcext:value-type="float">
            <text:p>122.0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676" calcext:value-type="float">
            <text:p>122.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288" calcext:value-type="float">
            <text:p>122.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4112" calcext:value-type="float">
            <text:p>122.0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656" calcext:value-type="float">
            <text:p>122.2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432" calcext:value-type="float">
            <text:p>121.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3256" calcext:value-type="float">
            <text:p>122.0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572" calcext:value-type="float">
            <text:p>121.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7096" calcext:value-type="float">
            <text:p>122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9456" calcext:value-type="float">
            <text:p>122.1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812" calcext:value-type="float">
            <text:p>122.1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052" calcext:value-type="float">
            <text:p>122.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716" calcext:value-type="float">
            <text:p>122.0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6304" calcext:value-type="float">
            <text:p>122.0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428" calcext:value-type="float">
            <text:p>121.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8184" calcext:value-type="float">
            <text:p>121.8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572" calcext:value-type="float">
            <text:p>121.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8496" calcext:value-type="float">
            <text:p>122.0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192" calcext:value-type="float">
            <text:p>122.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9728" calcext:value-type="float">
            <text:p>122.0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5928" calcext:value-type="float">
            <text:p>122.1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2064" calcext:value-type="float">
            <text:p>122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196" calcext:value-type="float">
            <text:p>122.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82" calcext:value-type="float">
            <text:p>122.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5216" calcext:value-type="float">
            <text:p>122.5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2544" calcext:value-type="float">
            <text:p>122.4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4568" calcext:value-type="float">
            <text:p>122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5048" calcext:value-type="float">
            <text:p>122.6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1624" calcext:value-type="float">
            <text:p>122.7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3312" calcext:value-type="float">
            <text:p>123.2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3544" calcext:value-type="float">
            <text:p>122.8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0872" calcext:value-type="float">
            <text:p>122.8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2104" calcext:value-type="float">
            <text:p>122.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2312" calcext:value-type="float">
            <text:p>122.8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5944" calcext:value-type="float">
            <text:p>122.9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06" calcext:value-type="float">
            <text:p>122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0704" calcext:value-type="float">
            <text:p>122.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1456" calcext:value-type="float">
            <text:p>122.9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6904" calcext:value-type="float">
            <text:p>123.0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156" calcext:value-type="float">
            <text:p>122.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5568" calcext:value-type="float">
            <text:p>123.0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1392" calcext:value-type="float">
            <text:p>123.1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2624" calcext:value-type="float">
            <text:p>123.1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3" calcext:value-type="float">
            <text:p>123.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6944" calcext:value-type="float">
            <text:p>123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684" calcext:value-type="float">
            <text:p>123.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9888" calcext:value-type="float">
            <text:p>123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4168" calcext:value-type="float">
            <text:p>123.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8448" calcext:value-type="float">
            <text:p>123.2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5608" calcext:value-type="float">
            <text:p>123.3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5168" calcext:value-type="float">
            <text:p>123.6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2768" calcext:value-type="float">
            <text:p>123.4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9072" calcext:value-type="float">
            <text:p>123.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5272" calcext:value-type="float">
            <text:p>123.7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1432" calcext:value-type="float">
            <text:p>123.4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5816" calcext:value-type="float">
            <text:p>123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972" calcext:value-type="float">
            <text:p>123.4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348" calcext:value-type="float">
            <text:p>123.0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5672" calcext:value-type="float">
            <text:p>123.1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2248" calcext:value-type="float">
            <text:p>123.1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868" calcext:value-type="float">
            <text:p>122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5152" calcext:value-type="float">
            <text:p>122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9472" calcext:value-type="float">
            <text:p>123.0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4944" calcext:value-type="float">
            <text:p>122.6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0936" calcext:value-type="float">
            <text:p>122.5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1792" calcext:value-type="float">
            <text:p>122.5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5552" calcext:value-type="float">
            <text:p>122.1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4256" calcext:value-type="float">
            <text:p>122.4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956" calcext:value-type="float">
            <text:p>122.2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0312" calcext:value-type="float">
            <text:p>122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0208" calcext:value-type="float">
            <text:p>122.0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052" calcext:value-type="float">
            <text:p>122.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4672" calcext:value-type="float">
            <text:p>122.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3336" calcext:value-type="float">
            <text:p>122.7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1128" calcext:value-type="float">
            <text:p>121.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5888" calcext:value-type="float">
            <text:p>121.7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432" calcext:value-type="float">
            <text:p>121.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96" calcext:value-type="float">
            <text:p>121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8288" calcext:value-type="float">
            <text:p>121.9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2464" calcext:value-type="float">
            <text:p>121.8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2256" calcext:value-type="float">
            <text:p>121.6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3968" calcext:value-type="float">
            <text:p>121.6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2464" calcext:value-type="float">
            <text:p>121.8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6472" calcext:value-type="float">
            <text:p>121.8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7264" calcext:value-type="float">
            <text:p>122.1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7664" calcext:value-type="float">
            <text:p>121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1736" calcext:value-type="float">
            <text:p>121.3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4408" calcext:value-type="float">
            <text:p>121.3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9792" calcext:value-type="float">
            <text:p>121.7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3736" calcext:value-type="float">
            <text:p>122.0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5344" calcext:value-type="float">
            <text:p>122.0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2568" calcext:value-type="float">
            <text:p>121.8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0616" calcext:value-type="float">
            <text:p>123.8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9736" calcext:value-type="float">
            <text:p>124.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5352" calcext:value-type="float">
            <text:p>124.3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9864" calcext:value-type="float">
            <text:p>123.8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5376" calcext:value-type="float">
            <text:p>123.7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7256" calcext:value-type="float">
            <text:p>123.5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3936" calcext:value-type="float">
            <text:p>123.6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3936" calcext:value-type="float">
            <text:p>123.6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1496" calcext:value-type="float">
            <text:p>123.2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9848" calcext:value-type="float">
            <text:p>122.9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7384" calcext:value-type="float">
            <text:p>123.0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116" calcext:value-type="float">
            <text:p>123.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1472" calcext:value-type="float">
            <text:p>123.7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1096" calcext:value-type="float">
            <text:p>123.8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692" calcext:value-type="float">
            <text:p>123.9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5144" calcext:value-type="float">
            <text:p>124.2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2888" calcext:value-type="float">
            <text:p>124.4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4872" calcext:value-type="float">
            <text:p>124.3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0528" calcext:value-type="float">
            <text:p>124.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2192" calcext:value-type="float">
            <text:p>125.7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9184" calcext:value-type="float">
            <text:p>126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7264" calcext:value-type="float">
            <text:p>125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9896" calcext:value-type="float">
            <text:p>125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3968" calcext:value-type="float">
            <text:p>125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3032" calcext:value-type="float">
            <text:p>124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9024" calcext:value-type="float">
            <text:p>124.7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2632" calcext:value-type="float">
            <text:p>125.4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0976" calcext:value-type="float">
            <text:p>126.6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2312" calcext:value-type="float">
            <text:p>126.7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9536" calcext:value-type="float">
            <text:p>126.5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7824" calcext:value-type="float">
            <text:p>126.6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3408" calcext:value-type="float">
            <text:p>124.8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9256" calcext:value-type="float">
            <text:p>124.3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596" calcext:value-type="float">
            <text:p>123.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5336" calcext:value-type="float">
            <text:p>123.4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4568" calcext:value-type="float">
            <text:p>122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1712" calcext:value-type="float">
            <text:p>121.9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0984" calcext:value-type="float">
            <text:p>121.4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708" calcext:value-type="float">
            <text:p>121.4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1608" calcext:value-type="float">
            <text:p>121.8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6104" calcext:value-type="float">
            <text:p>120.4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6376" calcext:value-type="float">
            <text:p>120.3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4504" calcext:value-type="float">
            <text:p>119.0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3336" calcext:value-type="float">
            <text:p>118.8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2776" calcext:value-type="float">
            <text:p>118.2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7808" calcext:value-type="float">
            <text:p>118.0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4112" calcext:value-type="float">
            <text:p>118.2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7184" calcext:value-type="float">
            <text:p>117.6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4952" calcext:value-type="float">
            <text:p>117.3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516" calcext:value-type="float">
            <text:p>117.4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9584" calcext:value-type="float">
            <text:p>117.8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0584" calcext:value-type="float">
            <text:p>118.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5616" calcext:value-type="float">
            <text:p>118.0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4448" calcext:value-type="float">
            <text:p>117.8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38" calcext:value-type="float">
            <text:p>118.0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712" calcext:value-type="float">
            <text:p>113.9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5496" calcext:value-type="float">
            <text:p>109.5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0272" calcext:value-type="float">
            <text:p>106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0624" calcext:value-type="float">
            <text:p>107.1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7368" calcext:value-type="float">
            <text:p>114.5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0032" calcext:value-type="float">
            <text:p>119.8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5136" calcext:value-type="float">
            <text:p>121.8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7264" calcext:value-type="float">
            <text:p>122.1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1288" calcext:value-type="float">
            <text:p>123.0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164" calcext:value-type="float">
            <text:p>123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2952" calcext:value-type="float">
            <text:p>124.2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3216" calcext:value-type="float">
            <text:p>125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6616" calcext:value-type="float">
            <text:p>126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5928" calcext:value-type="float">
            <text:p>125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8392" calcext:value-type="float">
            <text:p>125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3016" calcext:value-type="float">
            <text:p>123.9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1536" calcext:value-type="float">
            <text:p>123.5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1936" calcext:value-type="float">
            <text:p>122.9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3088" calcext:value-type="float">
            <text:p>122.2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6912" calcext:value-type="float">
            <text:p>121.5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1536" calcext:value-type="float">
            <text:p>119.7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764" calcext:value-type="float">
            <text:p>118.2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0544" calcext:value-type="float">
            <text:p>117.8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5405</text:p>
          </table:table-cell>
          <table:table-cell office:value-type="string" calcext:value-type="string">
            <text:p>201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94" meta:object-count="0"/>
    <meta:user-defined meta:name="AppVersion">3.0</meta:user-defined>
  </office:meta>
</office:document-meta>
</file>